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itle">Game Making and Coding Fluency in Practice</text:p>
      <text:p text:style-name="Text_20_body">Mick Chesterman https://orcid.org/0000-0002-8005-2390</text:p>
      <text:h text:style-name="Heading_20_2" text:outline-level="2"><text:bookmark-start text:name="introduction"/>Introduction<text:bookmark-end text:name="introduction"/></text:h>
      <text:p text:style-name="First_20_paragraph">Key areas of the potential of digital game making are explored in depth in a review by Kafia and Burke <text:reference-mark-start text:name="ZOTERO_ITEM CSL_CITATION {&quot;properties&quot;:{&quot;formattedCitation&quot;:&quot;[-@kafai_constructionist_2015]&quot;,&quot;noteIndex&quot;:0},&quot;citationID&quot;:&quot;kuuxfith&quot;,&quot;schema&quot;:&quot;https://github.com/citation-style-language/schema/raw/master/csl-citation.json&quot;,&quot;citationItems&quot;:[{&quot;suppress-author&quot;:true,&quot;uri&quot;:[&quot;http://zotero.org/users/1913249/items/Q7JCMQ3N&quot;],&quot;itemData&quot;:{&quot;author&quot;:[{&quot;given&quot;:&quot;Yasmin B.&quot;,&quot;family&quot;:&quot;Kafai&quot;},{&quot;given&quot;:&quot;Quinn&quot;,&quot;family&quot;:&quot;Burke&quot;}],&quot;accessed&quot;:{&quot;date-parts&quot;:[[2017,10,16]]},&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container-title-short&quot;:&quot;Educ Psychol&quot;,&quot;page&quot;:&quot;313-334&quot;,&quot;source&quot;:&quot;PubMed Central&quot;,&quot;DOI&quot;:&quot;10.1080/00461520.2015.1124022&quot;,&quot;citation-key&quot;:&quot;kafai_constructionist_2015&quot;,&quot;container-title&quot;:&quot;Educational Psychologist&quot;,&quot;type&quot;:&quot;article-journal&quot;,&quot;id&quot;:&quot;kafai_constructionist_2015&quot;,&quot;issued&quot;:{&quot;date-parts&quot;:[[2015]]},&quot;title&quot;:&quot;Constructionist Gaming: Understanding the Benefits of Making Games for Learning&quot;,&quot;volume&quot;:&quot;50&quot;,&quot;URL&quot;:&quot;https://www.ncbi.nlm.nih.gov/pmc/articles/PMC4784508/&quot;,&quot;PMCID&quot;:&quot;PMC4784508&quot;,&quot;ISSN&quot;:&quot;0046-1520&quot;,&quot;issue&quot;:&quot;4&quot;},&quot;uris&quot;:[&quot;http://zotero.org/users/1913249/items/Q7JCMQ3N&quot;],&quot;suffix&quot;:&quot;&quot;,&quot;prefix&quot;:&quot;&quot;,&quot;id&quot;:250}]} RNDomqjnyxqsd"/>&lt;Do Zotero Refresh: [-@kafai_constructionist_2015]&gt;<text:reference-mark-end text:name="ZOTERO_ITEM CSL_CITATION {&quot;properties&quot;:{&quot;formattedCitation&quot;:&quot;[-@kafai_constructionist_2015]&quot;,&quot;noteIndex&quot;:0},&quot;citationID&quot;:&quot;kuuxfith&quot;,&quot;schema&quot;:&quot;https://github.com/citation-style-language/schema/raw/master/csl-citation.json&quot;,&quot;citationItems&quot;:[{&quot;suppress-author&quot;:true,&quot;uri&quot;:[&quot;http://zotero.org/users/1913249/items/Q7JCMQ3N&quot;],&quot;itemData&quot;:{&quot;author&quot;:[{&quot;given&quot;:&quot;Yasmin B.&quot;,&quot;family&quot;:&quot;Kafai&quot;},{&quot;given&quot;:&quot;Quinn&quot;,&quot;family&quot;:&quot;Burke&quot;}],&quot;accessed&quot;:{&quot;date-parts&quot;:[[2017,10,16]]},&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container-title-short&quot;:&quot;Educ Psychol&quot;,&quot;page&quot;:&quot;313-334&quot;,&quot;source&quot;:&quot;PubMed Central&quot;,&quot;DOI&quot;:&quot;10.1080/00461520.2015.1124022&quot;,&quot;citation-key&quot;:&quot;kafai_constructionist_2015&quot;,&quot;container-title&quot;:&quot;Educational Psychologist&quot;,&quot;type&quot;:&quot;article-journal&quot;,&quot;id&quot;:&quot;kafai_constructionist_2015&quot;,&quot;issued&quot;:{&quot;date-parts&quot;:[[2015]]},&quot;title&quot;:&quot;Constructionist Gaming: Understanding the Benefits of Making Games for Learning&quot;,&quot;volume&quot;:&quot;50&quot;,&quot;URL&quot;:&quot;https://www.ncbi.nlm.nih.gov/pmc/articles/PMC4784508/&quot;,&quot;PMCID&quot;:&quot;PMC4784508&quot;,&quot;ISSN&quot;:&quot;0046-1520&quot;,&quot;issue&quot;:&quot;4&quot;},&quot;uris&quot;:[&quot;http://zotero.org/users/1913249/items/Q7JCMQ3N&quot;],&quot;suffix&quot;:&quot;&quot;,&quot;prefix&quot;:&quot;&quot;,&quot;id&quot;:250}]} RNDomqjnyxqsd"/>. The most prominent learning objective of making games in educational setting is to develop <text:span text:style-name="T1">coding and computing skills</text:span>. There are extensive studies on <text:span text:style-name="T1">game making to learn other subjects</text:span> common subjects include maths, biology and chemistry but diverse examples exist. Game making can also develop social skills, self reflection, cultural awareness and a range of technical abilities that allow participation in information society. Games making involve a systems based understanding of then world, and as games are themselves interactive systems themselves, they are a powerful vehicle for exploring a complex problems involving race, sex, social issues <text:reference-mark-start text:name="ZOTERO_ITEM CSL_CITATION {&quot;properties&quot;:{&quot;formattedCitation&quot;:&quot;[@tekinbas_quest_2010]&quot;,&quot;noteIndex&quot;:0},&quot;citationID&quot;:&quot;pagduekd&quot;,&quot;schema&quot;:&quot;https://github.com/citation-style-language/schema/raw/master/csl-citation.json&quot;,&quot;citationItems&quot;:[{&quot;uri&quot;:[&quot;http://zotero.org/users/1913249/items/3AQZ3WDH&quot;],&quot;itemData&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language&quot;:&quot;English&quot;,&quot;title-short&quot;:&quot;Quest to Lear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type&quot;:&quot;book&quot;,&quot;id&quot;:&quot;tekinbas_quest_2010&quot;,&quot;issued&quot;:{&quot;date-parts&quot;:[[2010,10,29]]},&quot;source&quot;:&quot;Amazon&quot;,&quot;title&quot;:&quot;Quest to Learn: Developing the School for Digital Kids&quot;,&quot;number-of-pages&quot;:&quot;164&quot;,&quot;ISBN&quot;:&quot;978-0-262-51565-8&quot;,&quot;publisher-place&quot;:&quot;Cambridge, Mass&quot;,&quot;publisher&quot;:&quot;The MIT Press&quot;,&quot;citation-key&quot;:&quot;tekinbas_quest_2010&quot;},&quot;uris&quot;:[&quot;http://zotero.org/users/1913249/items/3AQZ3WDH&quot;],&quot;suffix&quot;:&quot;&quot;,&quot;prefix&quot;:&quot;&quot;,&quot;id&quot;:2530}]} RNDczfnvphqnm"/>&lt;Do Zotero Refresh: [@tekinbas_quest_2010]&gt;<text:reference-mark-end text:name="ZOTERO_ITEM CSL_CITATION {&quot;properties&quot;:{&quot;formattedCitation&quot;:&quot;[@tekinbas_quest_2010]&quot;,&quot;noteIndex&quot;:0},&quot;citationID&quot;:&quot;pagduekd&quot;,&quot;schema&quot;:&quot;https://github.com/citation-style-language/schema/raw/master/csl-citation.json&quot;,&quot;citationItems&quot;:[{&quot;uri&quot;:[&quot;http://zotero.org/users/1913249/items/3AQZ3WDH&quot;],&quot;itemData&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language&quot;:&quot;English&quot;,&quot;title-short&quot;:&quot;Quest to Learn&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type&quot;:&quot;book&quot;,&quot;id&quot;:&quot;tekinbas_quest_2010&quot;,&quot;issued&quot;:{&quot;date-parts&quot;:[[2010,10,29]]},&quot;source&quot;:&quot;Amazon&quot;,&quot;title&quot;:&quot;Quest to Learn: Developing the School for Digital Kids&quot;,&quot;number-of-pages&quot;:&quot;164&quot;,&quot;ISBN&quot;:&quot;978-0-262-51565-8&quot;,&quot;publisher-place&quot;:&quot;Cambridge, Mass&quot;,&quot;publisher&quot;:&quot;The MIT Press&quot;,&quot;citation-key&quot;:&quot;tekinbas_quest_2010&quot;},&quot;uris&quot;:[&quot;http://zotero.org/users/1913249/items/3AQZ3WDH&quot;],&quot;suffix&quot;:&quot;&quot;,&quot;prefix&quot;:&quot;&quot;,&quot;id&quot;:2530}]} RNDczfnvphqnm"/>.</text:p>
      <text:p text:style-name="Text_20_body">While there has been a large body of research on the value and practice of game making for educational purposes, it is a dynamic landscape which has many areas which still deserve additional research. New software tools to make games emerge regularly which offer new pedagogical possibilities. Game playing practices and the opportunities provided by participation in wider communities also continue to evolve. For example, casual games played by both adults and children continue to become increasingly available via smart phones and home consoles. The aesthetics of cuteness and nostalgia around such games creates a potential for connection between younger and older players and thus a possible entry point for more casual game players into game making cultures via amateur games publishing websites like itch.io <text:reference-mark-start text:name="ZOTERO_ITEM CSL_CITATION {&quot;properties&quot;:{&quot;formattedCitation&quot;:&quot;[@garda_nostalgia_2013]&quot;,&quot;noteIndex&quot;:0},&quot;citationID&quot;:&quot;zhunukxh&quot;,&quot;schema&quot;:&quot;https://github.com/citation-style-language/schema/raw/master/csl-citation.json&quot;,&quot;citationItems&quot;:[{&quot;uri&quot;:[&quot;http://zotero.org/users/1913249/items/5HLGSCTV&quot;],&quot;itemData&quot;:{&quot;author&quot;:[{&quot;given&quot;:&quot;Maria B&quot;,&quot;family&quot;:&quot;Garda&quot;}],&quot;citation-key&quot;:&quot;garda_nostalgia_2013&quot;,&quot;title&quot;:&quot;Nostalgia in Retro Game Design.&quot;,&quot;publisher&quot;:&quot;Citeseer&quot;,&quot;issued&quot;:{&quot;date-parts&quot;:[[2013]]},&quot;container-title&quot;:&quot;DiGRA Conference&quot;,&quot;type&quot;:&quot;paper-conference&quot;,&quot;id&quot;:&quot;garda_nostalgia_2013&quot;},&quot;uris&quot;:[&quot;http://zotero.org/users/1913249/items/5HLGSCTV&quot;],&quot;suffix&quot;:&quot;&quot;,&quot;prefix&quot;:&quot;&quot;,&quot;id&quot;:8404}]} RNDjvxbyncerx"/>&lt;Do Zotero Refresh: [@garda_nostalgia_2013]&gt;<text:reference-mark-end text:name="ZOTERO_ITEM CSL_CITATION {&quot;properties&quot;:{&quot;formattedCitation&quot;:&quot;[@garda_nostalgia_2013]&quot;,&quot;noteIndex&quot;:0},&quot;citationID&quot;:&quot;zhunukxh&quot;,&quot;schema&quot;:&quot;https://github.com/citation-style-language/schema/raw/master/csl-citation.json&quot;,&quot;citationItems&quot;:[{&quot;uri&quot;:[&quot;http://zotero.org/users/1913249/items/5HLGSCTV&quot;],&quot;itemData&quot;:{&quot;author&quot;:[{&quot;given&quot;:&quot;Maria B&quot;,&quot;family&quot;:&quot;Garda&quot;}],&quot;citation-key&quot;:&quot;garda_nostalgia_2013&quot;,&quot;title&quot;:&quot;Nostalgia in Retro Game Design.&quot;,&quot;publisher&quot;:&quot;Citeseer&quot;,&quot;issued&quot;:{&quot;date-parts&quot;:[[2013]]},&quot;container-title&quot;:&quot;DiGRA Conference&quot;,&quot;type&quot;:&quot;paper-conference&quot;,&quot;id&quot;:&quot;garda_nostalgia_2013&quot;},&quot;uris&quot;:[&quot;http://zotero.org/users/1913249/items/5HLGSCTV&quot;],&quot;suffix&quot;:&quot;&quot;,&quot;prefix&quot;:&quot;&quot;,&quot;id&quot;:8404}]} RNDjvxbyncerx"/>.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the characteristics as project and in particular game making as an inclusive teaching approach. I then describe two game making tools used in my study before outlining the process of the development of the study and learning design as a design process in partnership with participants. I end with an overview of what I provisionally call the 3M game making learning design and link to the resulting resources for practitioners.</text:p>
      <text:h text:style-name="Heading_20_2" text:outline-level="2"><text:bookmark-start text:name="context"/>Context<text:bookmark-end text:name="context"/></text:h>
      <text:p text:style-name="First_20_paragraph">In the UK 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properties&quot;:{&quot;formattedCitation&quot;:&quot;[@livingstone_next_2011]&quot;,&quot;noteIndex&quot;:0},&quot;citationID&quot;:&quot;jbalbgzx&quot;,&quot;schema&quot;:&quot;https://github.com/citation-style-language/schema/raw/master/csl-citation.json&quot;,&quot;citationItems&quot;:[{&quot;uri&quot;:[&quot;http://zotero.org/users/1913249/items/VBXU3WDU&quot;],&quot;itemData&quot;:{&quot;author&quot;:[{&quot;given&quot;:&quot;Ian&quot;,&quot;family&quot;:&quot;Livingstone&quot;},{&quot;given&quot;:&quot;Alex&quot;,&quot;family&quot;:&quot;Hope&quot;}],&quot;title&quot;:&quot;Next Gen: Transforming the UK into the world’s leading talent hub for the video games and visual effects industries&quot;,&quot;citation-key&quot;:&quot;livingstone_next_2011&quot;,&quot;issued&quot;:{&quot;date-parts&quot;:[[2011]]},&quot;container-title&quot;:&quot;National Endowment for Science, Technology and the Arts (NESTA), London, UK&quot;,&quot;type&quot;:&quot;article-journal&quot;,&quot;id&quot;:&quot;livingstone_next_2011&quot;},&quot;uris&quot;:[&quot;http://zotero.org/users/1913249/items/VBXU3WDU&quot;],&quot;suffix&quot;:&quot;&quot;,&quot;prefix&quot;:&quot;&quot;,&quot;id&quot;:3303}]} RNDwgojtnrnbl"/>&lt;Do Zotero Refresh: [@livingstone_next_2011]&gt;<text:reference-mark-end text:name="ZOTERO_ITEM CSL_CITATION {&quot;properties&quot;:{&quot;formattedCitation&quot;:&quot;[@livingstone_next_2011]&quot;,&quot;noteIndex&quot;:0},&quot;citationID&quot;:&quot;jbalbgzx&quot;,&quot;schema&quot;:&quot;https://github.com/citation-style-language/schema/raw/master/csl-citation.json&quot;,&quot;citationItems&quot;:[{&quot;uri&quot;:[&quot;http://zotero.org/users/1913249/items/VBXU3WDU&quot;],&quot;itemData&quot;:{&quot;author&quot;:[{&quot;given&quot;:&quot;Ian&quot;,&quot;family&quot;:&quot;Livingstone&quot;},{&quot;given&quot;:&quot;Alex&quot;,&quot;family&quot;:&quot;Hope&quot;}],&quot;title&quot;:&quot;Next Gen: Transforming the UK into the world’s leading talent hub for the video games and visual effects industries&quot;,&quot;citation-key&quot;:&quot;livingstone_next_2011&quot;,&quot;issued&quot;:{&quot;date-parts&quot;:[[2011]]},&quot;container-title&quot;:&quot;National Endowment for Science, Technology and the Arts (NESTA), London, UK&quot;,&quot;type&quot;:&quot;article-journal&quot;,&quot;id&quot;:&quot;livingstone_next_2011&quot;},&quot;uris&quot;:[&quot;http://zotero.org/users/1913249/items/VBXU3WDU&quot;],&quot;suffix&quot;:&quot;&quot;,&quot;prefix&quot;:&quot;&quot;,&quot;id&quot;:3303}]} RNDwgojtnrnbl"/>.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 The After the Reboot report <text:reference-mark-start text:name="ZOTERO_ITEM CSL_CITATION {&quot;properties&quot;:{&quot;formattedCitation&quot;:&quot;[@waite_pedagogy_2017]&quot;,&quot;noteIndex&quot;:0},&quot;citationID&quot;:&quot;yyshtqjr&quot;,&quot;schema&quot;:&quot;https://github.com/citation-style-language/schema/raw/master/csl-citation.json&quot;,&quot;citationItems&quot;:[{&quot;uri&quot;:[&quot;http://zotero.org/users/1913249/items/R4M4KKC8&quot;],&quot;itemData&quot;:{&quot;author&quot;:[{&quot;given&quot;:&quot;Jane&quot;,&quot;family&quot;:&quot;Waite&quot;}],&quot;language&quot;:&quot;en&quot;,&quot;type&quot;:&quot;report&quot;,&quot;id&quot;:&quot;waite_pedagogy_2017&quot;,&quot;issued&quot;:{&quot;date-parts&quot;:[[2017]]},&quot;page&quot;:&quot;90&quot;,&quot;title&quot;:&quot;Pedagogy in teaching Computer Science in schools: A Literature Review&quot;,&quot;source&quot;:&quot;Zotero&quot;,&quot;publisher&quot;:&quot;Royal Society&quot;,&quot;citation-key&quot;:&quot;waite_pedagogy_2017&quot;},&quot;uris&quot;:[&quot;http://zotero.org/users/1913249/items/R4M4KKC8&quot;],&quot;suffix&quot;:&quot;&quot;,&quot;prefix&quot;:&quot;&quot;,&quot;id&quot;:2881}]} RNDelwvifxjry"/>&lt;Do Zotero Refresh: [@waite_pedagogy_2017]&gt;<text:reference-mark-end text:name="ZOTERO_ITEM CSL_CITATION {&quot;properties&quot;:{&quot;formattedCitation&quot;:&quot;[@waite_pedagogy_2017]&quot;,&quot;noteIndex&quot;:0},&quot;citationID&quot;:&quot;yyshtqjr&quot;,&quot;schema&quot;:&quot;https://github.com/citation-style-language/schema/raw/master/csl-citation.json&quot;,&quot;citationItems&quot;:[{&quot;uri&quot;:[&quot;http://zotero.org/users/1913249/items/R4M4KKC8&quot;],&quot;itemData&quot;:{&quot;author&quot;:[{&quot;given&quot;:&quot;Jane&quot;,&quot;family&quot;:&quot;Waite&quot;}],&quot;language&quot;:&quot;en&quot;,&quot;type&quot;:&quot;report&quot;,&quot;id&quot;:&quot;waite_pedagogy_2017&quot;,&quot;issued&quot;:{&quot;date-parts&quot;:[[2017]]},&quot;page&quot;:&quot;90&quot;,&quot;title&quot;:&quot;Pedagogy in teaching Computer Science in schools: A Literature Review&quot;,&quot;source&quot;:&quot;Zotero&quot;,&quot;publisher&quot;:&quot;Royal Society&quot;,&quot;citation-key&quot;:&quot;waite_pedagogy_2017&quot;},&quot;uris&quot;:[&quot;http://zotero.org/users/1913249/items/R4M4KKC8&quot;],&quot;suffix&quot;:&quot;&quot;,&quot;prefix&quot;:&quot;&quot;,&quot;id&quot;:2881}]} RNDelwvifxjry"/>, returned to the subject of game making as a way of increasing engagement in the process of coding. The review highlighted several area of promise which needed more research, namely; using games for engagement, use of game patterns and involvement of girls in coding and social and cultural aspects of coding. 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 Game making aligns well with the principles of inclusive practices and project-based learning (PBL) namely: that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Research by the UK National Literacy Trust <text:reference-mark-start text:name="ZOTERO_ITEM CSL_CITATION {&quot;properties&quot;:{&quot;formattedCitation&quot;:&quot;[-@picton_video_2020]&quot;,&quot;noteIndex&quot;:0},&quot;citationID&quot;:&quot;prwlykvr&quot;,&quot;schema&quot;:&quot;https://github.com/citation-style-language/schema/raw/master/csl-citation.json&quot;,&quot;citationItems&quot;:[{&quot;suppress-author&quot;:true,&quot;uri&quot;:[&quot;http://zotero.org/users/1913249/items/T96LXVV8&quot;],&quot;itemData&quot;:{&quot;author&quot;:[{&quot;given&quot;:&quot;Irene&quot;,&quot;family&quot;:&quot;Picton&quot;},{&quot;given&quot;:&quot;Christina&quot;,&quot;family&quot;:&quot;Clark&quot;},{&quot;given&quot;:&quot;Tim&quot;,&quot;family&quot;:&quot;Judge&quot;}],&quot;language&quot;:&quot;en&quot;,&quot;type&quot;:&quot;report&quot;,&quot;id&quot;:&quot;picton_video_2020&quot;,&quot;issued&quot;:{&quot;date-parts&quot;:[[2020]]},&quot;page&quot;:&quot;31&quot;,&quot;title&quot;:&quot;Video game playing and literacy: a survey of young people aged 11 to 16&quot;,&quot;source&quot;:&quot;Zotero&quot;,&quot;publisher&quot;:&quot;National Literacy Trust&quot;,&quot;citation-key&quot;:&quot;picton_video_2020&quot;},&quot;uris&quot;:[&quot;http://zotero.org/users/1913249/items/T96LXVV8&quot;],&quot;suffix&quot;:&quot;&quot;,&quot;prefix&quot;:&quot;&quot;,&quot;id&quot;:8142}]} RNDxmfyxdwqlq"/>&lt;Do Zotero Refresh: [-@picton_video_2020]&gt;<text:reference-mark-end text:name="ZOTERO_ITEM CSL_CITATION {&quot;properties&quot;:{&quot;formattedCitation&quot;:&quot;[-@picton_video_2020]&quot;,&quot;noteIndex&quot;:0},&quot;citationID&quot;:&quot;prwlykvr&quot;,&quot;schema&quot;:&quot;https://github.com/citation-style-language/schema/raw/master/csl-citation.json&quot;,&quot;citationItems&quot;:[{&quot;suppress-author&quot;:true,&quot;uri&quot;:[&quot;http://zotero.org/users/1913249/items/T96LXVV8&quot;],&quot;itemData&quot;:{&quot;author&quot;:[{&quot;given&quot;:&quot;Irene&quot;,&quot;family&quot;:&quot;Picton&quot;},{&quot;given&quot;:&quot;Christina&quot;,&quot;family&quot;:&quot;Clark&quot;},{&quot;given&quot;:&quot;Tim&quot;,&quot;family&quot;:&quot;Judge&quot;}],&quot;language&quot;:&quot;en&quot;,&quot;type&quot;:&quot;report&quot;,&quot;id&quot;:&quot;picton_video_2020&quot;,&quot;issued&quot;:{&quot;date-parts&quot;:[[2020]]},&quot;page&quot;:&quot;31&quot;,&quot;title&quot;:&quot;Video game playing and literacy: a survey of young people aged 11 to 16&quot;,&quot;source&quot;:&quot;Zotero&quot;,&quot;publisher&quot;:&quot;National Literacy Trust&quot;,&quot;citation-key&quot;:&quot;picton_video_2020&quot;},&quot;uris&quot;:[&quot;http://zotero.org/users/1913249/items/T96LXVV8&quot;],&quot;suffix&quot;:&quot;&quot;,&quot;prefix&quot;:&quot;&quot;,&quot;id&quot;:8142}]} RNDxmfyxdwqlq"/> of 11-16 year olds found that 96% percent of boys and 65.2% of girls play video games. This study shows that while there is a disparity between genders, game playing is still extremely common. You are unlikely to be part of a household where no games are played. Thus, even if not all young people play games they are extremely likely have knowledge of the conventions and culture of video games. This allows educators to draw on these interests and experiences. Research on the exclusion from the culture of computing highlights the value of use of games and playful techniques to build connections to home interests and experiences <text:reference-mark-start text:name="ZOTERO_ITEM CSL_CITATION {&quot;properties&quot;:{&quot;formattedCitation&quot;:&quot;[@kafai_diversifying_2017; @kafai_beyond_2014]&quot;,&quot;noteIndex&quot;:0},&quot;citationID&quot;:&quot;huhlfeho&quot;,&quot;schema&quot;:&quot;https://github.com/citation-style-language/schema/raw/master/csl-citation.json&quot;,&quot;citationItems&quot;:[{&quot;uri&quot;:[&quot;http://zotero.org/users/1913249/items/BB9XR78K&quot;],&quot;itemData&quot;:{&quot;author&quot;:[{&quot;given&quot;:&quot;Y&quot;,&quot;family&quot;:&quot;Kafai&quot;},{&quot;given&quot;:&quot;Gabriela T.&quot;,&quot;family&quot;:&quot;Richard&quot;},{&quot;given&quot;:&quot;Brendesha M.&quot;,&quot;family&quot;:&quot;Tynes&quot;}],&quot;language&quot;:&quot;en&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ype&quot;:&quot;book&quot;,&quot;id&quot;:&quot;kafai_diversifying_2017&quot;,&quot;issued&quot;:{&quot;date-parts&quot;:[[2017,3,21]]},&quot;title-short&quot;:&quot;Diversifying Barbie and Mortal Kombat&quot;,&quot;title&quot;:&quot;Diversifying Barbie and Mortal Kombat: Intersectional Perspectives and Inclusive Designs in Gaming&quot;,&quot;number-of-pages&quot;:&quot;320&quot;,&quot;ISBN&quot;:&quot;978-1-365-83026-6&quot;,&quot;source&quot;:&quot;Google Books&quot;,&quot;publisher&quot;:&quot;Lulu.com&quot;,&quot;citation-key&quot;:&quot;kafai_diversifying_2017&quot;},&quot;uris&quot;:[&quot;http://zotero.org/users/1913249/items/BB9XR78K&quot;],&quot;suffix&quot;:&quot;&quot;,&quot;prefix&quot;:&quot;&quot;,&quot;id&quot;:2617},{&quot;uri&quot;:[&quot;http://zotero.org/users/1913249/items/XCATBQNK&quot;],&quot;itemData&quot;:{&quot;author&quot;:[{&quot;given&quot;:&quot;Yasmin&quot;,&quot;family&quot;:&quot;Kafai&quot;},{&quot;given&quot;:&quot;Quinn&quot;,&quot;family&quot;:&quot;Burke&quot;}],&quot;accessed&quot;:{&quot;date-parts&quot;:[[2018,7,18]]},&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event-place&quot;:&quot;Siegen, Germany, Germany&quot;,&quot;page&quot;:&quot;21:21–21:28&quot;,&quot;publisher&quot;:&quot;European Society for Socially Embedded Technologies&quot;,&quot;ISBN&quot;:&quot;978-1-4503-2105-1&quot;,&quot;citation-key&quot;:&quot;kafai_beyond_2014&quot;,&quot;container-title&quot;:&quot;Proceedings of Gender and IT Appropriation. Science and Practice on Dialogue - Forum for Interdisciplinary Exchange&quot;,&quot;collection-title&quot;:&quot;Gender IT '14&quot;,&quot;id&quot;:&quot;kafai_beyond_2014&quot;,&quot;issued&quot;:{&quot;date-parts&quot;:[[2014]]},&quot;title&quot;:&quot;Beyond Game Design for Broadening Participation: Building New Clubhouses of Computing for Girls&quot;,&quot;URL&quot;:&quot;http://dl.acm.org/citation.cfm?id=2670296.2670301&quot;,&quot;type&quot;:&quot;paper-conference&quot;,&quot;source&quot;:&quot;ACM Digital Library&quot;,&quot;publisher-place&quot;:&quot;Siegen, Germany, Germany&quot;},&quot;uris&quot;:[&quot;http://zotero.org/users/1913249/items/XCATBQNK&quot;],&quot;suffix&quot;:&quot;&quot;,&quot;prefix&quot;:&quot;&quot;,&quot;id&quot;:2616}]} RNDkexcdmtzyr"/>&lt;Do Zotero Refresh: [@kafai_diversifying_2017; @kafai_beyond_2014]&gt;<text:reference-mark-end text:name="ZOTERO_ITEM CSL_CITATION {&quot;properties&quot;:{&quot;formattedCitation&quot;:&quot;[@kafai_diversifying_2017; @kafai_beyond_2014]&quot;,&quot;noteIndex&quot;:0},&quot;citationID&quot;:&quot;huhlfeho&quot;,&quot;schema&quot;:&quot;https://github.com/citation-style-language/schema/raw/master/csl-citation.json&quot;,&quot;citationItems&quot;:[{&quot;uri&quot;:[&quot;http://zotero.org/users/1913249/items/BB9XR78K&quot;],&quot;itemData&quot;:{&quot;author&quot;:[{&quot;given&quot;:&quot;Y&quot;,&quot;family&quot;:&quot;Kafai&quot;},{&quot;given&quot;:&quot;Gabriela T.&quot;,&quot;family&quot;:&quot;Richard&quot;},{&quot;given&quot;:&quot;Brendesha M.&quot;,&quot;family&quot;:&quot;Tynes&quot;}],&quot;language&quot;:&quot;en&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ype&quot;:&quot;book&quot;,&quot;id&quot;:&quot;kafai_diversifying_2017&quot;,&quot;issued&quot;:{&quot;date-parts&quot;:[[2017,3,21]]},&quot;title-short&quot;:&quot;Diversifying Barbie and Mortal Kombat&quot;,&quot;title&quot;:&quot;Diversifying Barbie and Mortal Kombat: Intersectional Perspectives and Inclusive Designs in Gaming&quot;,&quot;number-of-pages&quot;:&quot;320&quot;,&quot;ISBN&quot;:&quot;978-1-365-83026-6&quot;,&quot;source&quot;:&quot;Google Books&quot;,&quot;publisher&quot;:&quot;Lulu.com&quot;,&quot;citation-key&quot;:&quot;kafai_diversifying_2017&quot;},&quot;uris&quot;:[&quot;http://zotero.org/users/1913249/items/BB9XR78K&quot;],&quot;suffix&quot;:&quot;&quot;,&quot;prefix&quot;:&quot;&quot;,&quot;id&quot;:2617},{&quot;uri&quot;:[&quot;http://zotero.org/users/1913249/items/XCATBQNK&quot;],&quot;itemData&quot;:{&quot;author&quot;:[{&quot;given&quot;:&quot;Yasmin&quot;,&quot;family&quot;:&quot;Kafai&quot;},{&quot;given&quot;:&quot;Quinn&quot;,&quot;family&quot;:&quot;Burke&quot;}],&quot;accessed&quot;:{&quot;date-parts&quot;:[[2018,7,18]]},&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event-place&quot;:&quot;Siegen, Germany, Germany&quot;,&quot;page&quot;:&quot;21:21–21:28&quot;,&quot;publisher&quot;:&quot;European Society for Socially Embedded Technologies&quot;,&quot;ISBN&quot;:&quot;978-1-4503-2105-1&quot;,&quot;citation-key&quot;:&quot;kafai_beyond_2014&quot;,&quot;container-title&quot;:&quot;Proceedings of Gender and IT Appropriation. Science and Practice on Dialogue - Forum for Interdisciplinary Exchange&quot;,&quot;collection-title&quot;:&quot;Gender IT '14&quot;,&quot;id&quot;:&quot;kafai_beyond_2014&quot;,&quot;issued&quot;:{&quot;date-parts&quot;:[[2014]]},&quot;title&quot;:&quot;Beyond Game Design for Broadening Participation: Building New Clubhouses of Computing for Girls&quot;,&quot;URL&quot;:&quot;http://dl.acm.org/citation.cfm?id=2670296.2670301&quot;,&quot;type&quot;:&quot;paper-conference&quot;,&quot;source&quot;:&quot;ACM Digital Library&quot;,&quot;publisher-place&quot;:&quot;Siegen, Germany, Germany&quot;},&quot;uris&quot;:[&quot;http://zotero.org/users/1913249/items/XCATBQNK&quot;],&quot;suffix&quot;:&quot;&quot;,&quot;prefix&quot;:&quot;&quot;,&quot;id&quot;:2616}]} RNDkexcdmtzyr"/>.</text:p>
      <text:p text:style-name="Text_20_body">A key grassroots group addressing issues of inclusion in UK computing it CAS include which is a working group of teachers and researchers in the field. https://www.casinclude.org/ The Cas Include website include resources created by the network and they have held regular in-person and online events. They promote an inclusive approach to programming by creating projects and using examples which are “real world and culturally relevant”.https://www.casinclude.org/inclusive-resources/programming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issues to include cultural exclusion. Recent studies study the use of games and playful techniques to overcome exclusion from the culture of computing <text:reference-mark-start text:name="ZOTERO_ITEM CSL_CITATION {&quot;properties&quot;:{&quot;formattedCitation&quot;:&quot;[@kafai_diversifying_2017; @kafai_beyond_2014]&quot;,&quot;noteIndex&quot;:0},&quot;citationID&quot;:&quot;jtjhgpgd&quot;,&quot;schema&quot;:&quot;https://github.com/citation-style-language/schema/raw/master/csl-citation.json&quot;,&quot;citationItems&quot;:[{&quot;uri&quot;:[&quot;http://zotero.org/users/1913249/items/BB9XR78K&quot;],&quot;itemData&quot;:{&quot;author&quot;:[{&quot;given&quot;:&quot;Y&quot;,&quot;family&quot;:&quot;Kafai&quot;},{&quot;given&quot;:&quot;Gabriela T.&quot;,&quot;family&quot;:&quot;Richard&quot;},{&quot;given&quot;:&quot;Brendesha M.&quot;,&quot;family&quot;:&quot;Tynes&quot;}],&quot;language&quot;:&quot;en&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ype&quot;:&quot;book&quot;,&quot;id&quot;:&quot;kafai_diversifying_2017&quot;,&quot;issued&quot;:{&quot;date-parts&quot;:[[2017,3,21]]},&quot;title-short&quot;:&quot;Diversifying Barbie and Mortal Kombat&quot;,&quot;title&quot;:&quot;Diversifying Barbie and Mortal Kombat: Intersectional Perspectives and Inclusive Designs in Gaming&quot;,&quot;number-of-pages&quot;:&quot;320&quot;,&quot;ISBN&quot;:&quot;978-1-365-83026-6&quot;,&quot;source&quot;:&quot;Google Books&quot;,&quot;publisher&quot;:&quot;Lulu.com&quot;,&quot;citation-key&quot;:&quot;kafai_diversifying_2017&quot;},&quot;uris&quot;:[&quot;http://zotero.org/users/1913249/items/BB9XR78K&quot;],&quot;suffix&quot;:&quot;&quot;,&quot;prefix&quot;:&quot;&quot;,&quot;id&quot;:2617},{&quot;uri&quot;:[&quot;http://zotero.org/users/1913249/items/XCATBQNK&quot;],&quot;itemData&quot;:{&quot;author&quot;:[{&quot;given&quot;:&quot;Yasmin&quot;,&quot;family&quot;:&quot;Kafai&quot;},{&quot;given&quot;:&quot;Quinn&quot;,&quot;family&quot;:&quot;Burke&quot;}],&quot;accessed&quot;:{&quot;date-parts&quot;:[[2018,7,18]]},&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event-place&quot;:&quot;Siegen, Germany, Germany&quot;,&quot;page&quot;:&quot;21:21–21:28&quot;,&quot;publisher&quot;:&quot;European Society for Socially Embedded Technologies&quot;,&quot;ISBN&quot;:&quot;978-1-4503-2105-1&quot;,&quot;citation-key&quot;:&quot;kafai_beyond_2014&quot;,&quot;container-title&quot;:&quot;Proceedings of Gender and IT Appropriation. Science and Practice on Dialogue - Forum for Interdisciplinary Exchange&quot;,&quot;collection-title&quot;:&quot;Gender IT '14&quot;,&quot;id&quot;:&quot;kafai_beyond_2014&quot;,&quot;issued&quot;:{&quot;date-parts&quot;:[[2014]]},&quot;title&quot;:&quot;Beyond Game Design for Broadening Participation: Building New Clubhouses of Computing for Girls&quot;,&quot;URL&quot;:&quot;http://dl.acm.org/citation.cfm?id=2670296.2670301&quot;,&quot;type&quot;:&quot;paper-conference&quot;,&quot;source&quot;:&quot;ACM Digital Library&quot;,&quot;publisher-place&quot;:&quot;Siegen, Germany, Germany&quot;},&quot;uris&quot;:[&quot;http://zotero.org/users/1913249/items/XCATBQNK&quot;],&quot;suffix&quot;:&quot;&quot;,&quot;prefix&quot;:&quot;&quot;,&quot;id&quot;:2616}]} RNDtduetbybne"/>&lt;Do Zotero Refresh: [@kafai_diversifying_2017; @kafai_beyond_2014]&gt;<text:reference-mark-end text:name="ZOTERO_ITEM CSL_CITATION {&quot;properties&quot;:{&quot;formattedCitation&quot;:&quot;[@kafai_diversifying_2017; @kafai_beyond_2014]&quot;,&quot;noteIndex&quot;:0},&quot;citationID&quot;:&quot;jtjhgpgd&quot;,&quot;schema&quot;:&quot;https://github.com/citation-style-language/schema/raw/master/csl-citation.json&quot;,&quot;citationItems&quot;:[{&quot;uri&quot;:[&quot;http://zotero.org/users/1913249/items/BB9XR78K&quot;],&quot;itemData&quot;:{&quot;author&quot;:[{&quot;given&quot;:&quot;Y&quot;,&quot;family&quot;:&quot;Kafai&quot;},{&quot;given&quot;:&quot;Gabriela T.&quot;,&quot;family&quot;:&quot;Richard&quot;},{&quot;given&quot;:&quot;Brendesha M.&quot;,&quot;family&quot;:&quot;Tynes&quot;}],&quot;language&quot;:&quot;en&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ype&quot;:&quot;book&quot;,&quot;id&quot;:&quot;kafai_diversifying_2017&quot;,&quot;issued&quot;:{&quot;date-parts&quot;:[[2017,3,21]]},&quot;title-short&quot;:&quot;Diversifying Barbie and Mortal Kombat&quot;,&quot;title&quot;:&quot;Diversifying Barbie and Mortal Kombat: Intersectional Perspectives and Inclusive Designs in Gaming&quot;,&quot;number-of-pages&quot;:&quot;320&quot;,&quot;ISBN&quot;:&quot;978-1-365-83026-6&quot;,&quot;source&quot;:&quot;Google Books&quot;,&quot;publisher&quot;:&quot;Lulu.com&quot;,&quot;citation-key&quot;:&quot;kafai_diversifying_2017&quot;},&quot;uris&quot;:[&quot;http://zotero.org/users/1913249/items/BB9XR78K&quot;],&quot;suffix&quot;:&quot;&quot;,&quot;prefix&quot;:&quot;&quot;,&quot;id&quot;:2617},{&quot;uri&quot;:[&quot;http://zotero.org/users/1913249/items/XCATBQNK&quot;],&quot;itemData&quot;:{&quot;author&quot;:[{&quot;given&quot;:&quot;Yasmin&quot;,&quot;family&quot;:&quot;Kafai&quot;},{&quot;given&quot;:&quot;Quinn&quot;,&quot;family&quot;:&quot;Burke&quot;}],&quot;accessed&quot;:{&quot;date-parts&quot;:[[2018,7,18]]},&quot;title-short&quot;:&quot;Beyond Game Design for Broadening Participatio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event-place&quot;:&quot;Siegen, Germany, Germany&quot;,&quot;page&quot;:&quot;21:21–21:28&quot;,&quot;publisher&quot;:&quot;European Society for Socially Embedded Technologies&quot;,&quot;ISBN&quot;:&quot;978-1-4503-2105-1&quot;,&quot;citation-key&quot;:&quot;kafai_beyond_2014&quot;,&quot;container-title&quot;:&quot;Proceedings of Gender and IT Appropriation. Science and Practice on Dialogue - Forum for Interdisciplinary Exchange&quot;,&quot;collection-title&quot;:&quot;Gender IT '14&quot;,&quot;id&quot;:&quot;kafai_beyond_2014&quot;,&quot;issued&quot;:{&quot;date-parts&quot;:[[2014]]},&quot;title&quot;:&quot;Beyond Game Design for Broadening Participation: Building New Clubhouses of Computing for Girls&quot;,&quot;URL&quot;:&quot;http://dl.acm.org/citation.cfm?id=2670296.2670301&quot;,&quot;type&quot;:&quot;paper-conference&quot;,&quot;source&quot;:&quot;ACM Digital Library&quot;,&quot;publisher-place&quot;:&quot;Siegen, Germany, Germany&quot;},&quot;uris&quot;:[&quot;http://zotero.org/users/1913249/items/XCATBQNK&quot;],&quot;suffix&quot;:&quot;&quot;,&quot;prefix&quot;:&quot;&quot;,&quot;id&quot;:2616}]} RNDtduetbybne"/>. If students feel excluded from the school cultures then making bridges to home cultures is vital. One way to make those connections to home cultures is to allow for more choice of what can be incorporated into computing projects. The inclusive possibilities of design and project-focused computing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 These benefits are closely aligned with a teaching framework called Universal Design for Learning (UDL). DEVELOP? Certain characteristics of game making as an educational activity align well with inclusive and project-based approaches and can help guide project design. Here ar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of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properties&quot;:{&quot;formattedCitation&quot;:&quot;[@moll_funds_1992]&quot;,&quot;noteIndex&quot;:0},&quot;citationID&quot;:&quot;gutrzqtc&quot;,&quot;schema&quot;:&quot;https://github.com/citation-style-language/schema/raw/master/csl-citation.json&quot;,&quot;citationItems&quot;:[{&quot;uri&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language&quot;:&quot;en&quot;,&quot;URL&quot;:&quot;http://www.jstor.org/stable/1476399&quot;,&quot;container-title&quot;:&quot;Theory into Practice&quot;,&quot;type&quot;:&quot;article-journal&quot;,&quot;id&quot;:&quot;moll_funds_1992&quot;,&quot;issued&quot;:{&quot;date-parts&quot;:[[1992]]},&quot;page&quot;:&quot;132-141&quot;,&quot;title&quot;:&quot;Funds of Knowledge for Teaching: Using a Qualitative Approach to Connect Homes and Classrooms&quot;,&quot;source&quot;:&quot;Zotero&quot;,&quot;volume&quot;:&quot;31&quot;,&quot;issue&quot;:&quot;2,&quot;,&quot;citation-key&quot;:&quot;moll_funds_1992&quot;},&quot;uris&quot;:[&quot;http://zotero.org/users/1913249/items/EXBRQZWW&quot;],&quot;suffix&quot;:&quot;&quot;,&quot;prefix&quot;:&quot;&quot;,&quot;id&quot;:3383}]} RNDdncbflvotb"/>&lt;Do Zotero Refresh: [@moll_funds_1992]&gt;<text:reference-mark-end text:name="ZOTERO_ITEM CSL_CITATION {&quot;properties&quot;:{&quot;formattedCitation&quot;:&quot;[@moll_funds_1992]&quot;,&quot;noteIndex&quot;:0},&quot;citationID&quot;:&quot;gutrzqtc&quot;,&quot;schema&quot;:&quot;https://github.com/citation-style-language/schema/raw/master/csl-citation.json&quot;,&quot;citationItems&quot;:[{&quot;uri&quot;:[&quot;http://zotero.org/users/1913249/items/EXBRQZWW&quot;],&quot;itemData&quot;:{&quot;author&quot;:[{&quot;given&quot;:&quot;Luis C.&quot;,&quot;family&quot;:&quot;Moll&quot;},{&quot;given&quot;:&quot;Cathy&quot;,&quot;family&quot;:&quot;Amanti&quot;},{&quot;given&quot;:&quot;Deborah&quot;,&quot;family&quot;:&quot;Neff&quot;},{&quot;given&quot;:&quot;Norma&quot;,&quot;family&quot;:&quot;Gonzalez&quot;}],&quot;language&quot;:&quot;en&quot;,&quot;URL&quot;:&quot;http://www.jstor.org/stable/1476399&quot;,&quot;container-title&quot;:&quot;Theory into Practice&quot;,&quot;type&quot;:&quot;article-journal&quot;,&quot;id&quot;:&quot;moll_funds_1992&quot;,&quot;issued&quot;:{&quot;date-parts&quot;:[[1992]]},&quot;page&quot;:&quot;132-141&quot;,&quot;title&quot;:&quot;Funds of Knowledge for Teaching: Using a Qualitative Approach to Connect Homes and Classrooms&quot;,&quot;source&quot;:&quot;Zotero&quot;,&quot;volume&quot;:&quot;31&quot;,&quot;issue&quot;:&quot;2,&quot;,&quot;citation-key&quot;:&quot;moll_funds_1992&quot;},&quot;uris&quot;:[&quot;http://zotero.org/users/1913249/items/EXBRQZWW&quot;],&quot;suffix&quot;:&quot;&quot;,&quot;prefix&quot;:&quot;&quot;,&quot;id&quot;:3383}]} RNDdncbflvotb"/>. Games may allow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properties&quot;:{&quot;formattedCitation&quot;:&quot;[-@denner_using_2014]&quot;,&quot;noteIndex&quot;:0},&quot;citationID&quot;:&quot;ezfxdzbw&quot;,&quot;schema&quot;:&quot;https://github.com/citation-style-language/schema/raw/master/csl-citation.json&quot;,&quot;citationItems&quot;:[{&quot;suppress-author&quot;:true,&quot;uri&quot;:[&quot;http://zotero.org/users/1913249/items/RUWZA8Q7&quot;],&quot;itemData&quot;:{&quot;author&quot;:[{&quot;given&quot;:&quot;Jill&quot;,&quot;family&quot;:&quot;Denner&quot;},{&quot;given&quot;:&quot;Linda&quot;,&quot;family&quot;:&quot;Werner&quot;},{&quot;given&quot;:&quot;Shannon&quot;,&quot;family&quot;:&quot;Campe&quot;},{&quot;given&quot;:&quot;Eloy&quot;,&quot;family&quot;:&quot;Ortiz&quot;}],&quot;accessed&quot;:{&quot;date-parts&quot;:[[2018,4,21]]},&quot;language&quot;:&quot;en&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page&quot;:&quot;13-22&quot;,&quot;source&quot;:&quot;www.igi-global.com&quot;,&quot;DOI&quot;:&quot;10.4018/ijgbl.2014070102&quot;,&quot;citation-key&quot;:&quot;denner_using_2014&quot;,&quot;container-title&quot;:&quot;International Journal of Game-Based Learning (IJGBL)&quot;,&quot;type&quot;:&quot;article-journal&quot;,&quot;id&quot;:&quot;denner_using_2014&quot;,&quot;issued&quot;:{&quot;date-parts&quot;:[[2014,7,1]]},&quot;title&quot;:&quot;Using Game Mechanics to Measure What Students Learn from Programming Games&quot;,&quot;volume&quot;:&quot;4&quot;,&quot;URL&quot;:&quot;https://www.igi-global.com/article/using-game-mechanics-to-measure-what-students-learn-from-programming-games/117696&quot;,&quot;ISSN&quot;:&quot;2155-6849 DOI: 10.4018/ijgbl.2014070102&quot;,&quot;issue&quot;:&quot;3&quot;},&quot;uris&quot;:[&quot;http://zotero.org/users/1913249/items/RUWZA8Q7&quot;],&quot;suffix&quot;:&quot;&quot;,&quot;prefix&quot;:&quot;&quot;,&quot;id&quot;:2409}]} RNDbaxpeekxvj"/>&lt;Do Zotero Refresh: [-@denner_using_2014]&gt;<text:reference-mark-end text:name="ZOTERO_ITEM CSL_CITATION {&quot;properties&quot;:{&quot;formattedCitation&quot;:&quot;[-@denner_using_2014]&quot;,&quot;noteIndex&quot;:0},&quot;citationID&quot;:&quot;ezfxdzbw&quot;,&quot;schema&quot;:&quot;https://github.com/citation-style-language/schema/raw/master/csl-citation.json&quot;,&quot;citationItems&quot;:[{&quot;suppress-author&quot;:true,&quot;uri&quot;:[&quot;http://zotero.org/users/1913249/items/RUWZA8Q7&quot;],&quot;itemData&quot;:{&quot;author&quot;:[{&quot;given&quot;:&quot;Jill&quot;,&quot;family&quot;:&quot;Denner&quot;},{&quot;given&quot;:&quot;Linda&quot;,&quot;family&quot;:&quot;Werner&quot;},{&quot;given&quot;:&quot;Shannon&quot;,&quot;family&quot;:&quot;Campe&quot;},{&quot;given&quot;:&quot;Eloy&quot;,&quot;family&quot;:&quot;Ortiz&quot;}],&quot;accessed&quot;:{&quot;date-parts&quot;:[[2018,4,21]]},&quot;language&quot;:&quot;en&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page&quot;:&quot;13-22&quot;,&quot;source&quot;:&quot;www.igi-global.com&quot;,&quot;DOI&quot;:&quot;10.4018/ijgbl.2014070102&quot;,&quot;citation-key&quot;:&quot;denner_using_2014&quot;,&quot;container-title&quot;:&quot;International Journal of Game-Based Learning (IJGBL)&quot;,&quot;type&quot;:&quot;article-journal&quot;,&quot;id&quot;:&quot;denner_using_2014&quot;,&quot;issued&quot;:{&quot;date-parts&quot;:[[2014,7,1]]},&quot;title&quot;:&quot;Using Game Mechanics to Measure What Students Learn from Programming Games&quot;,&quot;volume&quot;:&quot;4&quot;,&quot;URL&quot;:&quot;https://www.igi-global.com/article/using-game-mechanics-to-measure-what-students-learn-from-programming-games/117696&quot;,&quot;ISSN&quot;:&quot;2155-6849 DOI: 10.4018/ijgbl.2014070102&quot;,&quot;issue&quot;:&quot;3&quot;},&quot;uris&quot;:[&quot;http://zotero.org/users/1913249/items/RUWZA8Q7&quot;],&quot;suffix&quot;:&quot;&quot;,&quot;prefix&quot;:&quot;&quot;,&quot;id&quot;:2409}]} RNDbaxpeekxvj"/>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For game making this authenticity or realness can be seen in both to the tangible, shareable nature of resulting game created and in clear links to the domain of professional game desig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2">Coding and Computational Fluency:</text:span> Resnick and Rusk <text:reference-mark-start text:name="ZOTERO_ITEM CSL_CITATION {&quot;properties&quot;:{&quot;formattedCitation&quot;:&quot;[-@resnick_coding_2020]&quot;,&quot;noteIndex&quot;:0},&quot;citationID&quot;:&quot;oplrcnth&quot;,&quot;schema&quot;:&quot;https://github.com/citation-style-language/schema/raw/master/csl-citation.json&quot;,&quot;citationItems&quot;:[{&quot;suppress-author&quot;:true,&quot;uri&quot;:[&quot;http://zotero.org/users/1913249/items/VYS48CXK&quot;],&quot;itemData&quot;:{&quot;author&quot;:[{&quot;given&quot;:&quot;Mitchel&quot;,&quot;family&quot;:&quot;Resnick&quot;},{&quot;given&quot;:&quot;Natalie&quot;,&quot;family&quot;:&quot;Rusk&quot;}],&quot;accessed&quot;:{&quot;date-parts&quot;:[[2021,12,21]]},&quot;language&quot;:&quot;en&quot;,&quot;abstract&quot;:&quot;While millions of students worldwide have enjoyed coding experiences over the last decade, the next challenge is spreading educational values and approaches.&quot;,&quot;container-title-short&quot;:&quot;Commun. ACM&quot;,&quot;page&quot;:&quot;120-127&quot;,&quot;source&quot;:&quot;DOI.org (Crossref)&quot;,&quot;DOI&quot;:&quot;10.1145/3375546&quot;,&quot;citation-key&quot;:&quot;resnick_coding_2020&quot;,&quot;container-title&quot;:&quot;Communications of the ACM&quot;,&quot;type&quot;:&quot;article-journal&quot;,&quot;id&quot;:&quot;resnick_coding_2020&quot;,&quot;issued&quot;:{&quot;date-parts&quot;:[[2020,10,22]]},&quot;title&quot;:&quot;Coding at a crossroads&quot;,&quot;volume&quot;:&quot;63&quot;,&quot;URL&quot;:&quot;https://dl.acm.org/doi/10.1145/3375546&quot;,&quot;ISSN&quot;:&quot;0001-0782, 1557-7317&quot;,&quot;issue&quot;:&quot;11&quot;},&quot;uris&quot;:[&quot;http://zotero.org/users/1913249/items/VYS48CXK&quot;],&quot;suffix&quot;:&quot;&quot;,&quot;prefix&quot;:&quot;&quot;,&quot;id&quot;:8304}]} RNDzpwtqatvyw"/>&lt;Do Zotero Refresh: [-@resnick_coding_2020]&gt;<text:reference-mark-end text:name="ZOTERO_ITEM CSL_CITATION {&quot;properties&quot;:{&quot;formattedCitation&quot;:&quot;[-@resnick_coding_2020]&quot;,&quot;noteIndex&quot;:0},&quot;citationID&quot;:&quot;oplrcnth&quot;,&quot;schema&quot;:&quot;https://github.com/citation-style-language/schema/raw/master/csl-citation.json&quot;,&quot;citationItems&quot;:[{&quot;suppress-author&quot;:true,&quot;uri&quot;:[&quot;http://zotero.org/users/1913249/items/VYS48CXK&quot;],&quot;itemData&quot;:{&quot;author&quot;:[{&quot;given&quot;:&quot;Mitchel&quot;,&quot;family&quot;:&quot;Resnick&quot;},{&quot;given&quot;:&quot;Natalie&quot;,&quot;family&quot;:&quot;Rusk&quot;}],&quot;accessed&quot;:{&quot;date-parts&quot;:[[2021,12,21]]},&quot;language&quot;:&quot;en&quot;,&quot;abstract&quot;:&quot;While millions of students worldwide have enjoyed coding experiences over the last decade, the next challenge is spreading educational values and approaches.&quot;,&quot;container-title-short&quot;:&quot;Commun. ACM&quot;,&quot;page&quot;:&quot;120-127&quot;,&quot;source&quot;:&quot;DOI.org (Crossref)&quot;,&quot;DOI&quot;:&quot;10.1145/3375546&quot;,&quot;citation-key&quot;:&quot;resnick_coding_2020&quot;,&quot;container-title&quot;:&quot;Communications of the ACM&quot;,&quot;type&quot;:&quot;article-journal&quot;,&quot;id&quot;:&quot;resnick_coding_2020&quot;,&quot;issued&quot;:{&quot;date-parts&quot;:[[2020,10,22]]},&quot;title&quot;:&quot;Coding at a crossroads&quot;,&quot;volume&quot;:&quot;63&quot;,&quot;URL&quot;:&quot;https://dl.acm.org/doi/10.1145/3375546&quot;,&quot;ISSN&quot;:&quot;0001-0782, 1557-7317&quot;,&quot;issue&quot;:&quot;11&quot;},&quot;uris&quot;:[&quot;http://zotero.org/users/1913249/items/VYS48CXK&quot;],&quot;suffix&quot;:&quot;&quot;,&quot;prefix&quot;:&quot;&quot;,&quot;id&quot;:8304}]} RNDzpwtqatvyw"/> draw on literacy-for-all movements when using a concept of computational fluency to describe student’s creative expression through coding projects. Fluency in coding can be compared to fluency in spoken languages where the focus is less on accuracy and complexity of language use compared to how unhalting and comfortable the speaker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game play feel of game mechanics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extremely dynamic as new tools frequently emerge with novel approaches and features. In this section I outline the key features of selected game making tools used for my study the characteristics of two tools provided key benefits that supported. This section is necessarily short but a fuller exploration of the pros and cons of game making tools are available as a blog post. https://network23.org/3m-gamemaking/an-overview-of-game-coding-tools/</text:p>
      <text:p text:style-name="Text_20_body">Phaser is a javascript game making library. To teach it I ask learners to code games a web coding environment called a code playground called Glitch.com. Code playgrounds are a tool used by both expert and novice coders to share examples of code that can be edited and preview online. A key feature is the ability to make changes in code and quickly see the new results appear in the live game. The drawback of using real web technology is its complexity. Many mistakes are possible which break the game completely. Luckily Glitch has the ability rewind and undo your changes via an easy to use timeline of your project.</text:p>
      <text:p text:style-name="Text_20_body">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 Another advantage is that the MakeCode system is also used to code the popular Microbit micro controller. So this may be familiar to you as a teacher or to your students.</text:p>
      <text:h text:style-name="Heading_20_2" text:outline-level="2"><text:bookmark-start text:name="research-vignette---evolution-of-design"/>Research Vignette - Evolution of Design<text:bookmark-end text:name="research-vignette---evolution-of-design"/></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s a fertile research base to jointly create learning activities with a wider potential application. CLARIFY To facilitate this goal I have taken a design-based approach which acknowledges the importance of context in educational research <text:reference-mark-start text:name="ZOTERO_ITEM CSL_CITATION {&quot;properties&quot;:{&quot;formattedCitation&quot;:&quot;[@brown_design_1992]&quot;,&quot;noteIndex&quot;:0},&quot;citationID&quot;:&quot;vztxzrme&quot;,&quot;schema&quot;:&quot;https://github.com/citation-style-language/schema/raw/master/csl-citation.json&quot;,&quot;citationItems&quot;:[{&quot;uri&quot;:[&quot;http://zotero.org/users/1913249/items/Z9ZV6H5T&quot;],&quot;itemData&quot;:{&quot;author&quot;:[{&quot;given&quot;:&quot;Ann L.&quot;,&quot;family&quot;:&quot;Brown&quot;}],&quot;accessed&quot;:{&quot;date-parts&quot;:[[2016,8,1]]},&quot;title-short&quot;:&quot;Design experiments&quot;,&quot;URL&quot;:&quot;http://www.tandfonline.com/doi/pdf/10.1207/s15327809jls0202_2&quot;,&quot;container-title&quot;:&quot;The journal of the learning sciences&quot;,&quot;type&quot;:&quot;article-journal&quot;,&quot;id&quot;:&quot;brown_design_1992&quot;,&quot;issued&quot;:{&quot;date-parts&quot;:[[1992]]},&quot;page&quot;:&quot;141–178&quot;,&quot;title&quot;:&quot;Design experiments: Theoretical and methodological challenges in creating complex interventions in classroom settings&quot;,&quot;source&quot;:&quot;Google Scholar&quot;,&quot;volume&quot;:&quot;2&quot;,&quot;issue&quot;:&quot;2&quot;,&quot;citation-key&quot;:&quot;brown_design_1992&quot;},&quot;uris&quot;:[&quot;http://zotero.org/users/1913249/items/Z9ZV6H5T&quot;],&quot;suffix&quot;:&quot;&quot;,&quot;prefix&quot;:&quot;&quot;,&quot;id&quot;:1416}]} RNDvxcqgqfsii"/>&lt;Do Zotero Refresh: [@brown_design_1992]&gt;<text:reference-mark-end text:name="ZOTERO_ITEM CSL_CITATION {&quot;properties&quot;:{&quot;formattedCitation&quot;:&quot;[@brown_design_1992]&quot;,&quot;noteIndex&quot;:0},&quot;citationID&quot;:&quot;vztxzrme&quot;,&quot;schema&quot;:&quot;https://github.com/citation-style-language/schema/raw/master/csl-citation.json&quot;,&quot;citationItems&quot;:[{&quot;uri&quot;:[&quot;http://zotero.org/users/1913249/items/Z9ZV6H5T&quot;],&quot;itemData&quot;:{&quot;author&quot;:[{&quot;given&quot;:&quot;Ann L.&quot;,&quot;family&quot;:&quot;Brown&quot;}],&quot;accessed&quot;:{&quot;date-parts&quot;:[[2016,8,1]]},&quot;title-short&quot;:&quot;Design experiments&quot;,&quot;URL&quot;:&quot;http://www.tandfonline.com/doi/pdf/10.1207/s15327809jls0202_2&quot;,&quot;container-title&quot;:&quot;The journal of the learning sciences&quot;,&quot;type&quot;:&quot;article-journal&quot;,&quot;id&quot;:&quot;brown_design_1992&quot;,&quot;issued&quot;:{&quot;date-parts&quot;:[[1992]]},&quot;page&quot;:&quot;141–178&quot;,&quot;title&quot;:&quot;Design experiments: Theoretical and methodological challenges in creating complex interventions in classroom settings&quot;,&quot;source&quot;:&quot;Google Scholar&quot;,&quot;volume&quot;:&quot;2&quot;,&quot;issue&quot;:&quot;2&quot;,&quot;citation-key&quot;:&quot;brown_design_1992&quot;},&quot;uris&quot;:[&quot;http://zotero.org/users/1913249/items/Z9ZV6H5T&quot;],&quot;suffix&quot;:&quot;&quot;,&quot;prefix&quot;:&quot;&quot;,&quot;id&quot;:1416}]} RNDvxcqgqfsii"/>. Design based research is a varied discipline which can take a multitude of forms <text:reference-mark-start text:name="ZOTERO_ITEM CSL_CITATION {&quot;properties&quot;:{&quot;formattedCitation&quot;:&quot;[@mckenney_educational_2021]&quot;,&quot;noteIndex&quot;:0},&quot;citationID&quot;:&quot;gbqfqnzh&quot;,&quot;schema&quot;:&quot;https://github.com/citation-style-language/schema/raw/master/csl-citation.json&quot;,&quot;citationItems&quot;:[{&quot;uri&quot;:[&quot;http://zotero.org/users/1913249/items/IWREULVT&quot;],&quot;itemData&quot;:{&quot;author&quot;:[{&quot;given&quot;:&quot;Susan&quot;,&quot;family&quot;:&quot;McKenney&quot;},{&quot;given&quot;:&quot;Thomas C.&quot;,&quot;family&quot;:&quot;Reeves&quot;}],&quot;accessed&quot;:{&quot;date-parts&quot;:[[2022,3,22]]},&quot;title-short&quot;:&quot;Educational design research&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page&quot;:&quot;82-92&quot;,&quot;source&quot;:&quot;Wiley Online Library&quot;,&quot;DOI&quot;:&quot;10.1111/medu.14280&quot;,&quot;citation-key&quot;:&quot;mckenney_educational_2021&quot;,&quot;container-title&quot;:&quot;Medical Education&quot;,&quot;type&quot;:&quot;article-journal&quot;,&quot;id&quot;:&quot;mckenney_educational_2021&quot;,&quot;issued&quot;:{&quot;date-parts&quot;:[[2021]]},&quot;title&quot;:&quot;Educational design research: Portraying, conducting, and enhancing productive scholarship&quot;,&quot;volume&quot;:&quot;55&quot;,&quot;URL&quot;:&quot;https://onlinelibrary.wiley.com/doi/abs/10.1111/medu.14280&quot;,&quot;language&quot;:&quot;en&quot;,&quot;ISSN&quot;:&quot;1365-2923&quot;,&quot;note&quot;:&quot;_eprint: https://onlinelibrary.wiley.com/doi/pdf/10.1111/medu.14280&quot;},&quot;uris&quot;:[&quot;http://zotero.org/users/1913249/items/IWREULVT&quot;],&quot;suffix&quot;:&quot;&quot;,&quot;prefix&quot;:&quot;&quot;,&quot;id&quot;:8429}]} RNDoscmpyliwl"/>&lt;Do Zotero Refresh: [@mckenney_educational_2021]&gt;<text:reference-mark-end text:name="ZOTERO_ITEM CSL_CITATION {&quot;properties&quot;:{&quot;formattedCitation&quot;:&quot;[@mckenney_educational_2021]&quot;,&quot;noteIndex&quot;:0},&quot;citationID&quot;:&quot;gbqfqnzh&quot;,&quot;schema&quot;:&quot;https://github.com/citation-style-language/schema/raw/master/csl-citation.json&quot;,&quot;citationItems&quot;:[{&quot;uri&quot;:[&quot;http://zotero.org/users/1913249/items/IWREULVT&quot;],&quot;itemData&quot;:{&quot;author&quot;:[{&quot;given&quot;:&quot;Susan&quot;,&quot;family&quot;:&quot;McKenney&quot;},{&quot;given&quot;:&quot;Thomas C.&quot;,&quot;family&quot;:&quot;Reeves&quot;}],&quot;accessed&quot;:{&quot;date-parts&quot;:[[2022,3,22]]},&quot;title-short&quot;:&quot;Educational design research&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page&quot;:&quot;82-92&quot;,&quot;source&quot;:&quot;Wiley Online Library&quot;,&quot;DOI&quot;:&quot;10.1111/medu.14280&quot;,&quot;citation-key&quot;:&quot;mckenney_educational_2021&quot;,&quot;container-title&quot;:&quot;Medical Education&quot;,&quot;type&quot;:&quot;article-journal&quot;,&quot;id&quot;:&quot;mckenney_educational_2021&quot;,&quot;issued&quot;:{&quot;date-parts&quot;:[[2021]]},&quot;title&quot;:&quot;Educational design research: Portraying, conducting, and enhancing productive scholarship&quot;,&quot;volume&quot;:&quot;55&quot;,&quot;URL&quot;:&quot;https://onlinelibrary.wiley.com/doi/abs/10.1111/medu.14280&quot;,&quot;language&quot;:&quot;en&quot;,&quot;ISSN&quot;:&quot;1365-2923&quot;,&quot;note&quot;:&quot;_eprint: https://onlinelibrary.wiley.com/doi/pdf/10.1111/medu.14280&quot;},&quot;uris&quot;:[&quot;http://zotero.org/users/1913249/items/IWREULVT&quot;],&quot;suffix&quot;:&quot;&quot;,&quot;prefix&quot;:&quot;&quot;,&quot;id&quot;:8429}]} RNDoscmpyliwl"/>. The core elements include: research as an intervention, iteration, involvement of participants in the evolution of designs, a flexibility of research outcome based on how events unfold <text:reference-mark-start text:name="ZOTERO_ITEM CSL_CITATION {&quot;properties&quot;:{&quot;formattedCitation&quot;:&quot;[@easterday_design-based_2014]&quot;,&quot;noteIndex&quot;:0},&quot;citationID&quot;:&quot;aipvgrmm&quot;,&quot;schema&quot;:&quot;https://github.com/citation-style-language/schema/raw/master/csl-citation.json&quot;,&quot;citationItems&quot;:[{&quot;uri&quot;:[&quot;http://zotero.org/users/1913249/items/Q4DDFYFG&quot;],&quot;itemData&quot;:{&quot;author&quot;:[{&quot;given&quot;:&quot;Matthew W.&quot;,&quot;family&quot;:&quot;Easterday&quot;},{&quot;given&quot;:&quot;Daniel Rees&quot;,&quot;family&quot;:&quot;Lewis&quot;},{&quot;given&quot;:&quot;Elizabeth M.&quot;,&quot;family&quot;:&quot;Gerber&quot;}],&quot;accessed&quot;:{&quot;date-parts&quot;:[[2022,2,5]]},&quot;language&quot;:&quot;en&quot;,&quot;URL&quot;:&quot;https://repository.isls.org//handle/1/1130&quot;,&quot;type&quot;:&quot;article-journal&quot;,&quot;id&quot;:&quot;easterday_design-based_2014&quot;,&quot;issued&quot;:{&quot;date-parts&quot;:[[2014,6]]},&quot;title&quot;:&quot;Design-Based Research Process: Problems, Phases, and Applications&quot;,&quot;source&quot;:&quot;repository.isls.org&quot;,&quot;title-short&quot;:&quot;Design-Based Research Process&quot;,&quot;publisher&quot;:&quot;Boulder, CO: International Society of the Learning Sciences&quot;,&quot;citation-key&quot;:&quot;easterday_design-based_2014&quot;},&quot;uris&quot;:[&quot;http://zotero.org/users/1913249/items/Q4DDFYFG&quot;],&quot;suffix&quot;:&quot;&quot;,&quot;prefix&quot;:&quot;&quot;,&quot;id&quot;:8400}]} RNDhseqbksrqj"/>&lt;Do Zotero Refresh: [@easterday_design-based_2014]&gt;<text:reference-mark-end text:name="ZOTERO_ITEM CSL_CITATION {&quot;properties&quot;:{&quot;formattedCitation&quot;:&quot;[@easterday_design-based_2014]&quot;,&quot;noteIndex&quot;:0},&quot;citationID&quot;:&quot;aipvgrmm&quot;,&quot;schema&quot;:&quot;https://github.com/citation-style-language/schema/raw/master/csl-citation.json&quot;,&quot;citationItems&quot;:[{&quot;uri&quot;:[&quot;http://zotero.org/users/1913249/items/Q4DDFYFG&quot;],&quot;itemData&quot;:{&quot;author&quot;:[{&quot;given&quot;:&quot;Matthew W.&quot;,&quot;family&quot;:&quot;Easterday&quot;},{&quot;given&quot;:&quot;Daniel Rees&quot;,&quot;family&quot;:&quot;Lewis&quot;},{&quot;given&quot;:&quot;Elizabeth M.&quot;,&quot;family&quot;:&quot;Gerber&quot;}],&quot;accessed&quot;:{&quot;date-parts&quot;:[[2022,2,5]]},&quot;language&quot;:&quot;en&quot;,&quot;URL&quot;:&quot;https://repository.isls.org//handle/1/1130&quot;,&quot;type&quot;:&quot;article-journal&quot;,&quot;id&quot;:&quot;easterday_design-based_2014&quot;,&quot;issued&quot;:{&quot;date-parts&quot;:[[2014,6]]},&quot;title&quot;:&quot;Design-Based Research Process: Problems, Phases, and Applications&quot;,&quot;source&quot;:&quot;repository.isls.org&quot;,&quot;title-short&quot;:&quot;Design-Based Research Process&quot;,&quot;publisher&quot;:&quot;Boulder, CO: International Society of the Learning Sciences&quot;,&quot;citation-key&quot;:&quot;easterday_design-based_2014&quot;},&quot;uris&quot;:[&quot;http://zotero.org/users/1913249/items/Q4DDFYFG&quot;],&quot;suffix&quot;:&quot;&quot;,&quot;prefix&quot;:&quot;&quot;,&quot;id&quot;:8400}]} RNDhseqbksrqj"/>. One of the key motivations of this approach is to produce educational research that has a high utility for practitioners in that it which develops theory that is rooted in contextual practice.</text:p>
      <text:p text:style-name="Text_20_body">Barab and Squire <text:reference-mark-start text:name="ZOTERO_ITEM CSL_CITATION {&quot;properties&quot;:{&quot;formattedCitation&quot;:&quot;[-@barab_design-based_2004]&quot;,&quot;noteIndex&quot;:0},&quot;citationID&quot;:&quot;epqsitfx&quot;,&quot;schema&quot;:&quot;https://github.com/citation-style-language/schema/raw/master/csl-citation.json&quot;,&quot;citationItems&quot;:[{&quot;suppress-author&quot;:true,&quot;uri&quot;:[&quot;http://zotero.org/users/1913249/items/4AWFP7ZD&quot;],&quot;itemData&quot;:{&quot;author&quot;:[{&quot;given&quot;:&quot;Sasha&quot;,&quot;family&quot;:&quot;Barab&quot;},{&quot;given&quot;:&quot;Kurt&quot;,&quot;family&quot;:&quot;Squire&quot;}],&quot;accessed&quot;:{&quot;date-parts&quot;:[[2018,4,21]]},&quot;title-short&quot;:&quot;Design-Based Research&quot;,&quot;URL&quot;:&quot;http://www.tandfonline.com/doi/abs/10.1207/s15327809jls1301_1&quot;,&quot;issue&quot;:&quot;1&quot;,&quot;page&quot;:&quot;1-14&quot;,&quot;source&quot;:&quot;Crossref&quot;,&quot;DOI&quot;:&quot;10.1207/s15327809jls1301_1&quot;,&quot;citation-key&quot;:&quot;barab_design-based_2004&quot;,&quot;container-title&quot;:&quot;Journal of the Learning Sciences&quot;,&quot;type&quot;:&quot;article-journal&quot;,&quot;id&quot;:&quot;barab_design-based_2004&quot;,&quot;issued&quot;:{&quot;date-parts&quot;:[[2004,1]]},&quot;title&quot;:&quot;Design-Based Research: Putting a Stake in the Ground&quot;,&quot;volume&quot;:&quot;13&quot;,&quot;ISSN&quot;:&quot;1050-8406, 1532-7809&quot;,&quot;language&quot;:&quot;en&quot;},&quot;uris&quot;:[&quot;http://zotero.org/users/1913249/items/4AWFP7ZD&quot;],&quot;suffix&quot;:&quot;&quot;,&quot;prefix&quot;:&quot;&quot;,&quot;id&quot;:2424}]} RNDrqgncgwrcc"/>&lt;Do Zotero Refresh: [-@barab_design-based_2004]&gt;<text:reference-mark-end text:name="ZOTERO_ITEM CSL_CITATION {&quot;properties&quot;:{&quot;formattedCitation&quot;:&quot;[-@barab_design-based_2004]&quot;,&quot;noteIndex&quot;:0},&quot;citationID&quot;:&quot;epqsitfx&quot;,&quot;schema&quot;:&quot;https://github.com/citation-style-language/schema/raw/master/csl-citation.json&quot;,&quot;citationItems&quot;:[{&quot;suppress-author&quot;:true,&quot;uri&quot;:[&quot;http://zotero.org/users/1913249/items/4AWFP7ZD&quot;],&quot;itemData&quot;:{&quot;author&quot;:[{&quot;given&quot;:&quot;Sasha&quot;,&quot;family&quot;:&quot;Barab&quot;},{&quot;given&quot;:&quot;Kurt&quot;,&quot;family&quot;:&quot;Squire&quot;}],&quot;accessed&quot;:{&quot;date-parts&quot;:[[2018,4,21]]},&quot;title-short&quot;:&quot;Design-Based Research&quot;,&quot;URL&quot;:&quot;http://www.tandfonline.com/doi/abs/10.1207/s15327809jls1301_1&quot;,&quot;issue&quot;:&quot;1&quot;,&quot;page&quot;:&quot;1-14&quot;,&quot;source&quot;:&quot;Crossref&quot;,&quot;DOI&quot;:&quot;10.1207/s15327809jls1301_1&quot;,&quot;citation-key&quot;:&quot;barab_design-based_2004&quot;,&quot;container-title&quot;:&quot;Journal of the Learning Sciences&quot;,&quot;type&quot;:&quot;article-journal&quot;,&quot;id&quot;:&quot;barab_design-based_2004&quot;,&quot;issued&quot;:{&quot;date-parts&quot;:[[2004,1]]},&quot;title&quot;:&quot;Design-Based Research: Putting a Stake in the Ground&quot;,&quot;volume&quot;:&quot;13&quot;,&quot;ISSN&quot;:&quot;1050-8406, 1532-7809&quot;,&quot;language&quot;:&quot;en&quot;},&quot;uris&quot;:[&quot;http://zotero.org/users/1913249/items/4AWFP7ZD&quot;],&quot;suffix&quot;:&quot;&quot;,&quot;prefix&quot;:&quot;&quot;,&quot;id&quot;:2424}]} RNDrqgncgwrcc"/> describe the messiness of design 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As this is early presentation of results I try to strike a balance which stays concrete but which also pulls from my observations a framework which may translatable in to other game-making and creative project based approaches.</text:p>
      <text:p text:style-name="Text_20_body">To address my research interests of engagement, autonomy in the design of the experiment I started from a very open starting position. The main intervention was to lead a workshop with participants challenged to make a simple computer game. Beyond this little was decided in in advance with the goal being to respond to the context of the learning environment.</text:p>
      <text:p text:style-name="Text_20_body">My current game making designs have emerged from several iterations of experimentation. The main experimental team consisted of Home Educating families and local primary schools with Year 6 (10-11 year old) classes. For some iterations of the design I also worked with undergraduate students who acted to support the game-making workshops. Through informal responses, direct feedback, and structured evaluation all participants acted as research partners as I acted on their reactions to design the next iteration of the game making program.</text:p>
      <text:h text:style-name="Heading_20_2" text:outline-level="2"><text:bookmark-start text:name="overview-of-the-3m-game-making-learning-design"/>Overview of The 3M Game Making Learning Design<text:bookmark-end text:name="overview-of-the-3m-game-making-learning-design"/></text:h>
      <text:p text:style-name="First_20_paragraph">The section outlines the main features of the 3M model which comprises of Missions, Maps and Motivational Methods. This learning design could can be applied using any of the software tools above. The resources I have created for MakeCode<text:note text:id="ftn0" text:note-class="footnote"><text:note-citation>1</text:note-citation><text:note-body><text:p text:style-name="Footnote">https://mickfuzz.github.io/makecode-platformer-101/</text:p></text:note-body></text:note> and Phaser<text:note text:id="ftn1" text:note-class="footnote"><text:note-citation>2</text:note-citation><text:note-body><text:p text:style-name="Footnote">https://glitch-game-makers-manual.glitch.me/</text:p></text:note-body></text:note> are free and open source and available online. I invite other educators to adopt this approach and share resources for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The goal is to of increase user choice and give players more agency. To mirror this approach, the main challenge of the 3M model is to create a playable game around a theme for a real or imagined audience. The incremental missions of the my implementations of 3M model involve adding game features. This approach steers students towards developing the use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text:span text:style-name="T2">???</text:span>). You can find out what kind of game player you are with an online test.<text:note text:id="ftn2" text:note-class="footnote"><text:note-citation>3</text:note-citation><text:note-body><text:p text:style-name="Footnote">https://matthewbarr.co.uk/bartle/</text:p></text:note-body></text:note> There are also different styles of game makers. Some like to study to get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3" text:note-class="footnote"><text:note-citation>4</text:note-citation><text:note-body><text:p text:style-name="Footnote">https://mickfuzz.github.io/makecode-platformer-101/missions</text:p></text:note-body></text:note></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properties&quot;:{&quot;formattedCitation&quot;:&quot;[@lee_computational_2011]&quot;,&quot;noteIndex&quot;:0},&quot;citationID&quot;:&quot;ezaviely&quot;,&quot;schema&quot;:&quot;https://github.com/citation-style-language/schema/raw/master/csl-citation.json&quot;,&quot;citationItems&quot;:[{&quot;uri&quot;:[&quot;http://zotero.org/users/1913249/items/M2JH9UT3&quot;],&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2018,9,15]]},&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type&quot;:&quot;article-journal&quot;,&quot;id&quot;:&quot;lee_computational_2011&quot;,&quot;issued&quot;:{&quot;date-parts&quot;:[[2011,2]]},&quot;page&quot;:&quot;32–37&quot;,&quot;title&quot;:&quot;Computational Thinking for Youth in Practice&quot;,&quot;source&quot;:&quot;ACM Digital Library&quot;,&quot;DOI&quot;:&quot;10.1145/1929887.1929902&quot;,&quot;issue&quot;:&quot;1&quot;,&quot;ISSN&quot;:&quot;2153-2184&quot;,&quot;citation-key&quot;:&quot;lee_computational_2011&quot;},&quot;uris&quot;:[&quot;http://zotero.org/users/1913249/items/M2JH9UT3&quot;],&quot;suffix&quot;:&quot;&quot;,&quot;prefix&quot;:&quot;&quot;,&quot;id&quot;:2918}]} RNDxtsdrjuyxw"/>&lt;Do Zotero Refresh: [@lee_computational_2011]&gt;<text:reference-mark-end text:name="ZOTERO_ITEM CSL_CITATION {&quot;properties&quot;:{&quot;formattedCitation&quot;:&quot;[@lee_computational_2011]&quot;,&quot;noteIndex&quot;:0},&quot;citationID&quot;:&quot;ezaviely&quot;,&quot;schema&quot;:&quot;https://github.com/citation-style-language/schema/raw/master/csl-citation.json&quot;,&quot;citationItems&quot;:[{&quot;uri&quot;:[&quot;http://zotero.org/users/1913249/items/M2JH9UT3&quot;],&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accessed&quot;:{&quot;date-parts&quot;:[[2018,9,15]]},&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type&quot;:&quot;article-journal&quot;,&quot;id&quot;:&quot;lee_computational_2011&quot;,&quot;issued&quot;:{&quot;date-parts&quot;:[[2011,2]]},&quot;page&quot;:&quot;32–37&quot;,&quot;title&quot;:&quot;Computational Thinking for Youth in Practice&quot;,&quot;source&quot;:&quot;ACM Digital Library&quot;,&quot;DOI&quot;:&quot;10.1145/1929887.1929902&quot;,&quot;issue&quot;:&quot;1&quot;,&quot;ISSN&quot;:&quot;2153-2184&quot;,&quot;citation-key&quot;:&quot;lee_computational_2011&quot;},&quot;uris&quot;:[&quot;http://zotero.org/users/1913249/items/M2JH9UT3&quot;],&quot;suffix&quot;:&quot;&quot;,&quot;prefix&quot;:&quot;&quot;,&quot;id&quot;:2918}]} RNDxtsdrjuyxw"/>. I worked with learners to create a wish list of game features to create a 2D platform game. These features included moving hazards, jumping on enemies, finding a door or flag to progress to the next level. We can describe these features as game design patterns. I developed tutorials to support students implement these patterns and grouped them to aid navigation of the resources. This approach aligns with inclusive education principles in that it increases the choices of students, scaffolds the way they can access resources and allows them to keep a track of their own progress. In my research I found that providing a set of limited options but allowing student to choose their own pathway had a immediate positive effect on the motivation and general energy level of learners.</text:p>
      <text:h text:style-name="Heading_20_3" text:outline-level="3"><text:bookmark-start text:name="game-design-pattern-as-mission-for-students"/>Game Design Pattern as Mission for Students<text:bookmark-end text:name="game-design-pattern-as-mission-for-students"/></text:h>
      <text:p text:style-name="First_20_paragraph">In my vers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
        <text:list-item>
          <text:p text:style-name="P1"><text:span text:style-name="T2">Name of Game Design Pattern:</text:span> Jumping on Enemies to Zap them</text:p>
        </text:list-item>
        <text:list-item>
          <text:p text:style-name="P1"><text:span text:style-name="T2">Type Pattern:</text:span> Game Mechanic</text:p>
        </text:list-item>
        <text:list-item>
          <text:p text:style-name="P1"><text:span text:style-name="T2">Description:</text:span> If the player is descending from a jump when they touch the enemy the player is zapped and in this case disappears.</text:p>
        </text:list-item>
        <text:list-item>
          <text:p text:style-name="P1"><text:span text:style-name="T2">Need for Pattern:</text:span> Enemies create challenge and being able to jump on an enemy is a good way of clearing the area you want to explore or to be able to jump up to a high platform.</text:p>
        </text:list-item>
        <text:list-item>
          <text:p text:style-name="P1"><text:span text:style-name="T2">Coding Concepts involved:</text:span> Arrays<text:note text:id="ftn4" text:note-class="footnote"><text:note-citation>5</text:note-citation><text:note-body><text:p text:style-name="Footnote">https://mickfuzz.github.io/makecode-platformer-101/learningDimensions#arrays</text:p></text:note-body></text:note>, Change Listener<text:note text:id="ftn5" text:note-class="footnote"><text:note-citation>6</text:note-citation><text:note-body><text:p text:style-name="Footnote">https://mickfuzz.github.io/makecode-platformer-101/learningDimensions#change-listener</text:p></text:note-body></text:note></text:p>
        </text:list-item>
        <text:list-item>
          <text:p text:style-name="P1"><text:span text:style-name="T2">Links to other Computing Patterns:</text:span> Systems Dynamics<text:note text:id="ftn6" text:note-class="footnote"><text:note-citation>7</text:note-citation><text:note-body><text:p text:style-name="Footnote">https://mickfuzz.github.io/makecode-platformer-101/learningDimensions#systems-dynamics</text:p></text:note-body></text:note></text:p>
        </text:list-item>
        <text:list-item>
          <text:p text:style-name="P1"><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them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You can vary how much detail you provide in supporting documents to suit the challenge level for students. I work with young coders, thus I normally provide significant coding scaffolding. Once learners have built familiarity with code structures, processes and the coding environment, I provide less complete code examples.</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on that area, you can map the learning happening in an authentic activity. When researching hands-on tinkering in Science museums Bevan and Petrich <text:reference-mark-start text:name="ZOTERO_ITEM CSL_CITATION {&quot;properties&quot;:{&quot;formattedCitation&quot;:&quot;@petrich_it_2013&quot;,&quot;noteIndex&quot;:0},&quot;citationID&quot;:&quot;fuohxxwm&quot;,&quot;schema&quot;:&quot;https://github.com/citation-style-language/schema/raw/master/csl-citation.json&quot;,&quot;citationItems&quot;:[{&quot;suppress-author&quot;:true,&quot;uri&quot;:[&quot;http://zotero.org/users/1913249/items/28RKRJE6&quot;],&quot;itemData&quot;:{&quot;author&quot;:[{&quot;given&quot;:&quot;Mike&quot;,&quot;family&quot;:&quot;Petrich&quot;},{&quot;given&quot;:&quot;Karen&quot;,&quot;family&quot;:&quot;Wilkinson&quot;},{&quot;given&quot;:&quot;Bronwyn&quot;,&quot;family&quot;:&quot;Bevan&quot;}],&quot;container-title&quot;:&quot;Design, Make, Play: Growing the Next Generation of STEM Innovators&quot;,&quot;type&quot;:&quot;article-journal&quot;,&quot;id&quot;:&quot;petrich_it_2013&quot;,&quot;issued&quot;:{&quot;date-parts&quot;:[[2013]]},&quot;page&quot;:&quot;50&quot;,&quot;title&quot;:&quot;It looks like fun but are they learning?&quot;,&quot;source&quot;:&quot;Google Scholar&quot;,&quot;citation-key&quot;:&quot;petrich_it_2013&quot;},&quot;uris&quot;:[&quot;http://zotero.org/users/1913249/items/28RKRJE6&quot;],&quot;suffix&quot;:&quot;&quot;,&quot;prefix&quot;:&quot;&quot;,&quot;id&quot;:1903}]} RNDoehwmmwmhe"/>&lt;Do Zotero Refresh: @petrich_it_2013&gt;<text:reference-mark-end text:name="ZOTERO_ITEM CSL_CITATION {&quot;properties&quot;:{&quot;formattedCitation&quot;:&quot;@petrich_it_2013&quot;,&quot;noteIndex&quot;:0},&quot;citationID&quot;:&quot;fuohxxwm&quot;,&quot;schema&quot;:&quot;https://github.com/citation-style-language/schema/raw/master/csl-citation.json&quot;,&quot;citationItems&quot;:[{&quot;suppress-author&quot;:true,&quot;uri&quot;:[&quot;http://zotero.org/users/1913249/items/28RKRJE6&quot;],&quot;itemData&quot;:{&quot;author&quot;:[{&quot;given&quot;:&quot;Mike&quot;,&quot;family&quot;:&quot;Petrich&quot;},{&quot;given&quot;:&quot;Karen&quot;,&quot;family&quot;:&quot;Wilkinson&quot;},{&quot;given&quot;:&quot;Bronwyn&quot;,&quot;family&quot;:&quot;Bevan&quot;}],&quot;container-title&quot;:&quot;Design, Make, Play: Growing the Next Generation of STEM Innovators&quot;,&quot;type&quot;:&quot;article-journal&quot;,&quot;id&quot;:&quot;petrich_it_2013&quot;,&quot;issued&quot;:{&quot;date-parts&quot;:[[2013]]},&quot;page&quot;:&quot;50&quot;,&quot;title&quot;:&quot;It looks like fun but are they learning?&quot;,&quot;source&quot;:&quot;Google Scholar&quot;,&quot;citation-key&quot;:&quot;petrich_it_2013&quot;},&quot;uris&quot;:[&quot;http://zotero.org/users/1913249/items/28RKRJE6&quot;],&quot;suffix&quot;:&quot;&quot;,&quot;prefix&quot;:&quot;&quot;,&quot;id&quot;:1903}]} RNDoehwmmwmhe"/>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from hours of recorded material some of the concepts and practices that learners engaged with when making games.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n quest-themed computer game. The game pattern missions wh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ve been working with. As learners traced a trail between the different island/missions they had visited, the map provoked learners to reflect on their journey and progress. This approach may be too labour and time intensive for many class environments. I am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properties&quot;:{&quot;formattedCitation&quot;:&quot;[@kaloti-hallak_students_2015]&quot;,&quot;noteIndex&quot;:0},&quot;citationID&quot;:&quot;rsdpmvse&quot;,&quot;schema&quot;:&quot;https://github.com/citation-style-language/schema/raw/master/csl-citation.json&quot;,&quot;citationItems&quot;:[{&quot;uri&quot;:[&quot;http://zotero.org/users/1913249/items/T4NDX3J8&quot;],&quot;itemData&quot;:{&quot;author&quot;:[{&quot;given&quot;:&quot;Fatima&quot;,&quot;family&quot;:&quot;Kaloti-Hallak&quot;},{&quot;given&quot;:&quot;Michal&quot;,&quot;family&quot;:&quot;Armoni&quot;},{&quot;given&quot;:&quot;Mordechai (Moti)&quot;,&quot;family&quot;:&quot;Ben-Ari&quot;}],&quot;accessed&quot;:{&quot;date-parts&quot;:[[2022,2,19]]},&quot;language&quot;:&quot;en&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event-place&quot;:&quot;London United Kingdom&quot;,&quot;page&quot;:&quot;102-110&quot;,&quot;publisher&quot;:&quot;ACM&quot;,&quot;DOI&quot;:&quot;10.1145/2818314.2818317&quot;,&quot;citation-key&quot;:&quot;kaloti-hallak_students_2015&quot;,&quot;container-title&quot;:&quot;Proceedings of the Workshop in Primary and Secondary Computing Education&quot;,&quot;type&quot;:&quot;paper-conference&quot;,&quot;id&quot;:&quot;kaloti-hallak_students_2015&quot;,&quot;issued&quot;:{&quot;date-parts&quot;:[[2015,11,9]]},&quot;title&quot;:&quot;Students' Attitudes and Motivation During Robotics Activities&quot;,&quot;URL&quot;:&quot;https://dl.acm.org/doi/10.1145/2818314.2818317&quot;,&quot;event&quot;:&quot;WiPSCE '15: Workshop in Primary and Secondary Computing Education&quot;,&quot;source&quot;:&quot;DOI.org (Crossref)&quot;,&quot;ISBN&quot;:&quot;978-1-4503-3753-3&quot;,&quot;publisher-place&quot;:&quot;London United Kingdom&quot;},&quot;uris&quot;:[&quot;http://zotero.org/users/1913249/items/T4NDX3J8&quot;],&quot;suffix&quot;:&quot;&quot;,&quot;prefix&quot;:&quot;&quot;,&quot;id&quot;:8426}]} RNDfmddjiyxqv"/>&lt;Do Zotero Refresh: [@kaloti-hallak_students_2015]&gt;<text:reference-mark-end text:name="ZOTERO_ITEM CSL_CITATION {&quot;properties&quot;:{&quot;formattedCitation&quot;:&quot;[@kaloti-hallak_students_2015]&quot;,&quot;noteIndex&quot;:0},&quot;citationID&quot;:&quot;rsdpmvse&quot;,&quot;schema&quot;:&quot;https://github.com/citation-style-language/schema/raw/master/csl-citation.json&quot;,&quot;citationItems&quot;:[{&quot;uri&quot;:[&quot;http://zotero.org/users/1913249/items/T4NDX3J8&quot;],&quot;itemData&quot;:{&quot;author&quot;:[{&quot;given&quot;:&quot;Fatima&quot;,&quot;family&quot;:&quot;Kaloti-Hallak&quot;},{&quot;given&quot;:&quot;Michal&quot;,&quot;family&quot;:&quot;Armoni&quot;},{&quot;given&quot;:&quot;Mordechai (Moti)&quot;,&quot;family&quot;:&quot;Ben-Ari&quot;}],&quot;accessed&quot;:{&quot;date-parts&quot;:[[2022,2,19]]},&quot;language&quot;:&quot;en&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event-place&quot;:&quot;London United Kingdom&quot;,&quot;page&quot;:&quot;102-110&quot;,&quot;publisher&quot;:&quot;ACM&quot;,&quot;DOI&quot;:&quot;10.1145/2818314.2818317&quot;,&quot;citation-key&quot;:&quot;kaloti-hallak_students_2015&quot;,&quot;container-title&quot;:&quot;Proceedings of the Workshop in Primary and Secondary Computing Education&quot;,&quot;type&quot;:&quot;paper-conference&quot;,&quot;id&quot;:&quot;kaloti-hallak_students_2015&quot;,&quot;issued&quot;:{&quot;date-parts&quot;:[[2015,11,9]]},&quot;title&quot;:&quot;Students' Attitudes and Motivation During Robotics Activities&quot;,&quot;URL&quot;:&quot;https://dl.acm.org/doi/10.1145/2818314.2818317&quot;,&quot;event&quot;:&quot;WiPSCE '15: Workshop in Primary and Secondary Computing Education&quot;,&quot;source&quot;:&quot;DOI.org (Crossref)&quot;,&quot;ISBN&quot;:&quot;978-1-4503-3753-3&quot;,&quot;publisher-place&quot;:&quot;London United Kingdom&quot;},&quot;uris&quot;:[&quot;http://zotero.org/users/1913249/items/T4NDX3J8&quot;],&quot;suffix&quot;:&quot;&quot;,&quot;prefix&quot;:&quot;&quot;,&quot;id&quot;:8426}]} RNDfmddjiyxqv"/>.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 to develop such fictional dramas, but you don’t have to be a trained drama practitioner draw on key techniques to increase learner engagement. For example, I asked trainee teachers to devise a scenario to support a series of sessions and they used a fiction of making games for a alien race coming to destroy the earth. The process of using a fictional situation can help with the motivation and reflection of learners in the following ways;</text:p>
      <text:list text:style-name="L2">
        <text:list-item>
          <text:p text:style-name="P2">Asking learners to step into a role can increase identification with participation in the project. For example you may say “As game designers, we will make this game for a particular audience”.</text:p>
        </text:list-item>
        <text:list-item>
          <text:p text:style-name="P2">Fictional situations can help create a sense of imagined jeopardy which can help learners stay on track with their creative timescale and may increase their commitment to the process.</text:p>
        </text:list-item>
        <text:list-item>
          <text:p text:style-name="P2">When learners share their games with their real or imagined audience, they can talk through their design decisions and challenges, thus creating an opportunity for reflection.</text:p>
        </text:list-item>
        <text:list-item>
          <text:p text:style-name="P2">Drama processes can help explore identification with or hostility to gaming cultures.</text:p>
        </text:list-item>
      </text:list>
      <text:h text:style-name="Heading_20_2" text:outline-level="2"><text:bookmark-start text:name="supporting-resources"/>Supporting Resources<text:bookmark-end text:name="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Text_20_body"><text:span text:style-name="T2">MakeCode Arcade Resources</text:span></text:p>
      <text:list text:style-name="L3">
        <text:list-item>
          <text:p text:style-name="P3">Learners start with a broken game to fix and printable cards offering quick changes to core design patterns. http://tiny.cc/mc-quick-start-cards</text:p>
        </text:list-item>
        <text:list-item>
          <text:p text:style-name="P3">An interactive grid of all design patterns to add - https://mca-platformer-examples.glitch.me/</text:p>
        </text:list-item>
        <text:list-item>
          <text:p text:style-name="P3">Printable online documents which describe game design patterns detail how to implement them. https://mickfuzz.github.io/makecode-platformer-101/gamePatterns<text:line-break/></text:p>
        </text:list-item>
        <text:list-item>
          <text:p text:style-name="P3">A map of learning dimensions learners are likely to encounter when making games. These are grouped as coding concepts, systems patterns and design practices. http://tiny.cc/mc-platformer-tutorial</text:p>
        </text:list-item>
        <text:list-item>
          <text:p text:style-name="P3">To suit learners that like a methodical approach, a step by step tutorial explaining how to build game code from first principles is available.</text:p>
        </text:list-item>
        <text:list-item>
          <text:p text:style-name="P3">A five week course adaptable by teachers contains some of the motivational - https://mickfuzz.github.io/makecode-platformer-101/groupCourse</text:p>
        </text:list-item>
      </text:list>
      <text:p text:style-name="First_20_paragraph">All of the resources above are available and can be contributed to as part of a collaborative online documentation repository. https://mickfuzz.github.io/makecode-platformer-101</text:p>
      <text:h text:style-name="Heading_20_3" text:outline-level="3"><text:bookmark-start text:name="phaser-and-glitch.com-resources"/>Phaser and Glitch.com Resources<text:bookmark-end text:name="phaser-and-glitch.com-resources"/></text:h>
      <text:p text:style-name="First_20_paragraph">Similar resources exist for text based coding in Phaser. While targeted at users of the glitch code playground. The resources include:</text:p>
      <text:list text:style-name="L4">
        <text:list-item>
          <text:p text:style-name="P4">A splash page for Phaser / Glitch resources. This contains links to print outs, tutorials and activities. https://glitch-game-makers-manual.glitch.me/</text:p>
        </text:list-item>
        <text:list-item>
          <text:p text:style-name="P4">An interactive starting template and grid of game design patterns. https://ggc-examples.glitch.me/</text:p>
        </text:list-item>
      </text:list>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 I share my resources freely and invite collaboration educators and researchers in future work.</text:p>
      <text:section text:name=" ZOTERO_BIBL {&quot;uncited&quot;:[],&quot;omitted&quot;:[],&quot;custom&quot;:[]} CSL_BIBLIOGRAPHY RNDvmikrpgdbc">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Making and Coding Fluency in Practice</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